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eb2" officeooo:paragraph-rsid="00114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fafasf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6:31:35.616086639</meta:creation-date>
    <dc:date>2021-03-20T16:31:49.203990277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6.4.6.2$Linux_X86_64 LibreOffice_project/40$Build-2</meta:generator>
  </office:meta>
</office:document-meta>
</file>